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B0000000B0775F6D2B2B350A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automatic-styles>
    <style:style style:name="P1" style:family="paragraph" style:parent-style-name="Footer">
      <style:paragraph-properties>
        <style:tab-stops>
          <style:tab-stop style:position="18.3cm" style:type="right"/>
        </style:tab-stops>
      </style:paragraph-properties>
      <style:text-properties officeooo:rsid="0079edda" officeooo:paragraph-rsid="01028a8c"/>
    </style:style>
    <style:style style:name="P2"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P3" style:family="paragraph" style:parent-style-name="Footnote">
      <style:paragraph-properties fo:text-align="start" style:justify-single-word="false"/>
      <style:text-properties officeooo:paragraph-rsid="007fb92b"/>
    </style:style>
    <style:style style:name="P4" style:family="paragraph" style:parent-style-name="Heading_20_1" style:master-page-name="First_20_Page">
      <style:paragraph-properties style:page-number="auto"/>
      <style:text-properties fo:font-size="16pt" fo:language="en" fo:country="GB" officeooo:paragraph-rsid="00dc6ef8" style:font-size-asian="16pt" style:font-size-complex="16pt"/>
    </style:style>
    <style:style style:name="P5" style:family="paragraph" style:parent-style-name="Text_20_body" style:list-style-name="Numbering_20_1">
      <style:text-properties officeooo:paragraph-rsid="010aea57"/>
    </style:style>
    <style:style style:name="P6"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writing-mode="lr-tb"/>
    </style:style>
    <style:style style:name="P25"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end" fo:text-indent="0cm" style:writing-mode="lr-tb"/>
    </style:style>
    <style:style style:name="P2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writing-mode="lr-tb"/>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style:font-name="Logos CC" fo:font-size="10pt" officeooo:rsid="0276de85" style:font-name-asian="Logos CC" style:font-size-asian="10pt" style:font-name-complex="Logos CC" style:font-size-complex="10pt"/>
    </style:style>
    <style:style style:name="T2" style:family="text">
      <style:text-properties officeooo:rsid="0079edda"/>
    </style:style>
    <style:style style:name="T3" style:family="text">
      <style:text-properties fo:font-variant="small-caps" fo:language="zxx" fo:country="none" officeooo:rsid="0079edda" style:font-size-asian="10.5pt"/>
    </style:style>
    <style:style style:name="T4" style:family="text">
      <style:text-properties fo:font-variant="small-caps" fo:color="#7e7e7e" loext:opacity="100%" style:font-name="Open Sans3" fo:font-size="9pt" fo:language="zxx" fo:country="none" fo:text-shadow="none" officeooo:rsid="00b40a88" style:font-size-asian="10.5pt"/>
    </style:style>
    <style:style style:name="T5" style:family="text">
      <style:text-properties officeooo:rsid="00b40a88"/>
    </style:style>
    <style:style style:name="T6" style:family="text">
      <style:text-properties officeooo:rsid="012506d3"/>
    </style:style>
    <style:style style:name="T7" style:family="text">
      <style:text-properties fo:color="#7e7e7e" loext:opacity="100%" style:font-name="Open Sans3" fo:font-size="9pt" fo:language="en" fo:country="US" fo:text-shadow="none" officeooo:rsid="011c56a2" style:font-size-asian="10.5pt"/>
    </style:style>
    <style:style style:name="T8" style:family="text">
      <style:text-properties fo:color="#7e7e7e" loext:opacity="100%" style:font-name="Open Sans3" fo:font-size="9pt" fo:language="en" fo:country="US" fo:text-shadow="none" officeooo:rsid="011f4518" style:font-size-asian="10.5pt"/>
    </style:style>
    <style:style style:name="T9" style:family="text">
      <style:text-properties fo:color="#7e7e7e" loext:opacity="100%" style:font-name="Open Sans3" fo:font-size="9pt" fo:language="en" fo:country="US" fo:text-shadow="none" officeooo:rsid="0079edda" style:font-size-asian="10.5pt"/>
    </style:style>
    <style:style style:name="T10" style:family="text">
      <style:text-properties fo:color="#7e7e7e" loext:opacity="100%" style:font-name="Open Sans3" fo:font-size="9pt" fo:language="en" fo:country="US" fo:text-shadow="none" officeooo:rsid="011ef22a" style:font-size-asian="10.5pt"/>
    </style:style>
    <style:style style:name="T11" style:family="text">
      <style:text-properties fo:color="#7e7e7e" loext:opacity="100%" style:text-position="super 58%" style:font-name="Open Sans3" fo:font-size="9pt" fo:language="en" fo:country="US" fo:text-shadow="none" officeooo:rsid="00e941c2" style:font-size-asian="10.5pt"/>
    </style:style>
    <style:style style:name="T12" style:family="text">
      <style:text-properties officeooo:rsid="00d98ef6"/>
    </style:style>
    <style:style style:name="T13" style:family="text">
      <style:text-properties officeooo:rsid="00a94ad2"/>
    </style:style>
    <style:style style:name="T14" style:family="text">
      <style:text-properties fo:language="zxx" fo:country="none" officeooo:rsid="012b67d4" style:language-asian="zxx" style:country-asian="none" style:language-complex="zxx" style:country-complex="none"/>
    </style:style>
    <style:style style:name="T15" style:family="text">
      <style:text-properties fo:font-size="11pt" fo:language="en" fo:country="GB" officeooo:rsid="008f2f21" style:font-size-asian="11pt" style:font-size-complex="11pt"/>
    </style:style>
    <style:style style:name="T16" style:family="text">
      <style:text-properties officeooo:rsid="012b67d4"/>
    </style:style>
    <style:style style:name="T17"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6">Elliptic curves</text:span><text:span text:style-name="T13"> </text:span><text:note text:id="ftn1" text:note-class="footnote"><text:note-citation>1</text:note-citation><text:note-body><text:p text:style-name="P3"><text:a xlink:type="simple" xlink:href="https://www.youtube.com/watch?v=NF1pwjL9-DE" text:style-name="Internet_20_link" text:visited-style-name="Visited_20_Internet_20_Link"><text:span text:style-name="T14">https://www.youtube.com/watch?v=NF1pwjL9-DE</text:span></text:a></text:p></text:note-body></text:note></text:h>
      <text:list text:style-name="Numbering_20_1">
        <text:list-item>
          <text:p text:style-name="P5"><text:span text:style-name="T15"><text:s/>We had a few interesting questions on the Diffie-Hellman video so let's explore Remember that Alice here has some public variable g ^ a mod n now what's important about this is that in some sense a has been mixed into this generator, so what we can't split it up She can send this around, without everyone working out what a is, which is the important thing. So really what the mathematics behind Diffie-Hellman does, is allow the protocol to send messages where you can't extract this private variable and that's exactly what elliptic curves do, they just do it in a slightly different way I'll draw a picture elliptic curve ish. Right so this is an elliptic curve Elliptic curves are curves in two dimensions Cameraman: We need colors on this mark, colors, couple colors Mark: It's the future, right! So the formula for an elliptic curve is y^2 = x^3 + ax + b. and that's the last time we were to talk about it. So the parameters of the curve are a and b and then the curve will look something like, hold on I'm going to sort take a bit of artistic license with this but something a bit like that. Now they vary in shape depending on what a and b are. The thing about an elliptic Curve is in our modular arithmetic we had numbers going around modulo n, right which is just a list of numbers it's a cycle of numbers. Here we have a cycle of points somewhere on this curve, so our generator will be a point on this curve Let's use blue, shall we. This is our generator That's not a good place for my generator It's not a good place my generator, because then my next example of adding things to the generator won't work Let's let's do it Let's do it there all right ignore that point that can be a different point for later now if this is our generator G What we can do, instead of raising things to powers, we just add G to itself. We have 2G 3G 3G is G Plus G Plus G. Yeah, so what we can do is we can add G to itself. To do that what you do is you draw a line At the tangent of this curve all the way until it hits another point on the curve You flip it over to the other dimension, and this is 2g over here 3G would be the line between these two. Find out where it intersects and flip it over here So this is 3G. 3G plus G, would be, it goes along here like this Intersects the curve somewhere else flips over and it's over here, so this is 4G. Now we won't look at it anymore right the actual formula for this is just mathematics to do with lines and the tangent of this curve It's actually not very complicated the point is what we're doing is by multiplying G By various numbers or adding it to itself this point addition. We're moving around this curve sort of seemingly at random Right a bit like how we were moving around our clock face seemingly at random so the nice thing is that if you're adding points together one elliptic curve You will always intersect only one other point Which means that you've never got a choice of two or three points where you could go so that helps a lot? When you're doing this so if I give you a point on the curve here And I say question mark G right how many multiples of G Is that then any ideas no no idea at all right? It could be 50 G. It. Could be 5 billion G We don't we you know it There's no way of knowing that is our private number, and that's the thing we can't extract back out here We couldn't get our a if I give you a G That's all I'm gonna capitalize it now G. Plus G Plus G Plus G a times on this curve I give you that point and ask you to tell me what the private variable was oh No idea, you know for a small curve. You might get it off a few attempts for a big curve You're never going to get it. Oh, it's going to take you so long and you won't bother So what? Elliptic curves, do is literally a plug in replacement for the mathematics that a modular arithmetic mathematics involved in normal difficulty late B G and their shared secret will end up being a B G and it's very very similar now Just to give you someone. We also do this all modulo n because why wouldn't you? Know because that's how the mathematics works. That's what we do so in fact. It doesn't really look like a curve anymore I'll show you a picture of one so this is an example of elliptic curve. I just looked on internet right modulo something like 460 this is some curve I don't know what the parameters are now you can see if this was a generator The points are just gonna dot around all over the place eventually They'll go back to the start and cycle background again But not for a long long time so if I give you this point and tell you what was my private number That's how it's secure. It's very </text:span><text:soft-page-break/><text:span text:style-name="T15">hard to undo that and in fact It's very mathematically quite easy to calculate some multiple of G and move around But it's difficult to undo that process that's the private part of elliptic curves. You know I'm going to ask you though Why why, would you bother with this? So this looks like it's are being unnecessary complication. Yeah well It's a notice in some sense slightly more complicated, but actually Mathematically, it's much more efficient the so elliptic curves are a little bit harder to solve this elliptic curve discrete logarithm problem Which is what we call it? It's slightly harder to solve in some sense than the regular discrete logarithm problem Which means that elliptic curves can get away with shorter key sizes? And that just means less computation when you're calculating a to the G or B to the G To give you an example, so let's imagine that I use a different key was three thousand bits long I would get the same security from an elliptic curve where my prime n is only 256 bits long which is much much shorter the matter is much easier to compute much much faster, so There was a strong tendency to use elliptic curves for that reason if you've got to imagine if you're a server Performing these key exchanges all the time because people come into your shop or something like this Then that kind of savings actually quite useful. It doesn't really matter if you're doing on your home PC But you know that many You might as well use it with the flip side of that question that yeah is anyone still using the other way Yep so there are a few people who are a little bit suspicious of elliptic curves and certain elliptic curves for example the NIST P 256 curve has its disk trap Detractors because they're not absolutely sure where things like this a and B came from and so on okay Maybe I mean for what it's worth big companies are also using that curve, and they seem to be fond of it Other curves are available to give you an example I've used a publicly available cryptography library to generate a couple essentially equivalent to <text:s/>G to the a and a G just so you can see the difference in this sort of size We're talking about here if I run this Python script We've established a generator and a large prime And this prime is 2048 bits so this is our a and this is our G to the a mod N And you can see I mean this will be slightly shorter, but the idea you can see they're there They're quite long approaching two thousand bits so that on a fast version you can see it didn't take very long to compute But it took a little time to compute if I've run the same thing using elliptic curve. Cryptography on the NIST P 256 curve We'll see it should be a lot shorter, okay There we go right much shorter the missing 256 bit number much much shorter. You can see our private key is actually a number Because it's a number a the number of times We've jumped around our elliptic curve, and this is our actual XY coordinate of our point on the curve So you can see it's split into here's the first part, and then the second part here So this is X and this is y? What you would normally do in this kind of situation if you were driving a key from this is Scrap the Y and just use the X because it's long enough and secure enough But that will depend on your situation there are debates that I had over What curves are safe to use a lot of people use the NIST PT five six curve? But some people other researchers don't think that secure because it may be made they've taken shortcuts on some of the parameters for efficiency reasons They're not sure where somebody's parameters came from and that isn't without precedent There was a situation where an elliptic curve random number generator was found to essentially have a backdoor Which might be for a different video so the x.25 five one nine. Curve is quite well-regarded because they've gone to great lengths to Demonstrate how they came up with their variables, and why it's used you know if you're if you're intricate to graphic research This is something that comes concern. You who's just using the web probably don't worry about it Heed the message hello computer file pop up, so it's getting the data of various things and we see here hello computer file We've been able to do this by accessing a value that we shouldn't be able to access this code this if statement should stop us Being able to access this past the end of this arra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styles>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1" fo:font-size="11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mbria1" fo:font-size="11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2pt"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ucida Sans Unicode" fo:font-family="'Lucida Sans Unicode'" style:font-family-generic="swiss"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Numbering_20_1" style:class="text" style:master-page-name="">
      <style:paragraph-properties fo:margin-left="0.801cm" fo:margin-right="6.001cm" fo:margin-top="0cm" fo:margin-bottom="0.15cm" style:contextual-spacing="false" fo:line-height="110%" fo:orphans="2" fo:widows="2" fo:text-indent="-0.801cm" style:auto-text-indent="false" style:page-number="auto" style:writing-mode="page">
        <style:tab-stops/>
      </style:paragraph-properties>
      <style:text-properties fo:font-size="11pt" fo:language="en" fo:country="GB" style:font-size-asian="10.5pt"/>
    </style:style>
    <style:style style:name="List" style:family="paragraph" style:parent-style-name="Text_20_body" style:class="list">
      <style:text-properties style:font-name="Cambria1" fo:font-family="Cambria"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ucida Sans Unicode" fo:font-family="'Lucida Sans Unicode'" style:font-family-generic="swiss" fo:font-size="10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mbria1" fo:font-family="Cambria" style:font-family-generic="roman"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style:contextual-spacing="false" fo:text-align="start" style:justify-single-word="false" fo:text-indent="0cm" style:auto-text-indent="false" style:writing-mode="page"/>
      <style:text-properties style:font-name="Open Sans2" fo:font-family="'Open Sans'"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left="0.199cm" fo:padding-right="0.199cm" fo:padding-top="0.049cm" fo:padding-bottom="0.049cm" fo:border="0.99pt solid #a6a6a6" style:shadow="none" text:number-lines="false" text:line-number="0" style:writing-mode="page">
        <style:tab-stops>
          <style:tab-stop style:position="8.5cm" style:type="center"/>
          <style:tab-stop style:position="17cm" style:type="right"/>
        </style:tab-stops>
      </style:paragraph-properties>
      <style:text-properties fo:color="#7e7e7e" loext:opacity="100%" style:font-name="Open Sans3" fo:font-family="'Open Sans'" style:font-style-name="Normal" style:font-family-generic="swiss" style:font-pitch="variable" fo:font-size="9pt" fo:text-shadow="none"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emantique" style:family="text">
      <style:text-properties fo:font-size="10pt" fo:font-style="italic" style:font-size-asian="10.5pt"/>
    </style:style>
    <style:style style:name="traduction" style:family="text">
      <style:text-properties fo:color="#cc0000" loext:opacity="100%" style:font-name="Comic Sans MS" fo:font-family="'Comic Sans MS'" style:font-style-name="Normal" style:font-family-generic="script" style:font-pitch="variable" fo:font-size="9pt" style:font-size-asian="10.5pt" text:display="none"/>
    </style:style>
    <style:style style:name="Footnote_20_Symbol" style:display-name="Footnote Symbol" style:family="text"/>
    <style:style style:name="Footnote_20_anchor" style:display-name="Footnote anchor" style:family="text">
      <style:text-properties style:text-position="super 58%"/>
    </style:style>
    <style:style style:name="mot-clef" style:family="text">
      <style:text-properties fo:language="en" fo:country="US" fo:font-style="italic" fo:font-weight="bold" style:font-size-asian="10.5pt"/>
    </style:style>
    <style:style style:name="Numbering_20_Symbols" style:display-name="Numbering Symbols" style:family="text">
      <style:text-properties fo:color="#7e7e7e" loext:opacity="100%" style:font-size-asian="10.5pt"/>
    </style:style>
    <style:style style:name="code" style:family="text">
      <style:text-properties style:font-name="Source Code Pro" fo:font-family="'Source Code Pro'" style:font-style-name="Normal" style:font-family-generic="modern" style:font-pitch="fixed" fo:language="zxx" fo:country="none" fo:font-weight="normal" style:font-size-asian="10.5pt"/>
    </style:style>
    <style:style style:name="Strong_20_Emphasis" style:display-name="Strong Emphasis" style:family="text">
      <style:text-properties fo:font-weight="bold" style:font-weight-asian="bold" style:font-weight-complex="bold"/>
    </style:style>
    <style:style style:name="sigle" style:family="text">
      <style:text-properties fo:font-variant="small-caps" fo:font-size="11pt" fo:language="zxx" fo:country="none" officeooo:rsid="008f2f21" style:font-size-asian="11pt" style:font-size-complex="11pt"/>
    </style:style>
    <style:style style:name="anglais" style:family="text">
      <style:text-properties fo:language="en" fo:country="GB" style:font-size-asian="10.5pt"/>
    </style:style>
    <style:style style:name="Graphics" style:family="graphic">
      <style:graphic-properties text:anchor-type="paragraph" svg:x="0cm" svg:y="0cm" fo:margin-left="0.3cm" fo:margin-right="0cm" style:wrap="left"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cm" fo:text-indent="-0.4cm" fo:margin-left="1cm"/>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199cm" fo:text-indent="-0.399cm" fo:margin-left="1.199cm"/>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4"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0"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1"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2"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3"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4"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5"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7"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8"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9" style:family="paragraph">
      <style:paragraph-properties fo:margin-left="0cm" fo:margin-right="0cm" fo:margin-top="0cm" fo:margin-bottom="0cm" fo:line-height="100%" fo:text-align="start" fo:text-indent="0cm" style:writing-mode="lr-tb"/>
    </style:style>
    <style:style style:name="MP20"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P21" style:family="paragraph">
      <style:paragraph-properties fo:margin-left="0cm" fo:margin-right="0cm" fo:margin-top="0cm" fo:margin-bottom="0cm" fo:line-height="100%" fo:text-align="end" fo:text-indent="0cm" style:writing-mode="lr-tb"/>
    </style:style>
    <style:style style:name="MP22"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M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4" style:family="paragraph" style:parent-style-name="Footer">
      <style:paragraph-properties>
        <style:tab-stops>
          <style:tab-stop style:position="18.3cm" style:type="right"/>
        </style:tab-stops>
      </style:paragraph-properties>
      <style:text-properties officeooo:rsid="0079edda" officeooo:paragraph-rsid="01028a8c"/>
    </style:style>
    <style:style style:name="MP25" style:family="paragraph">
      <style:paragraph-properties fo:margin-left="0cm" fo:margin-right="0cm" fo:margin-top="0cm" fo:margin-bottom="0cm" fo:line-height="100%" fo:text-align="center" fo:text-indent="0cm" style:writing-mode="lr-tb"/>
    </style:style>
    <style:style style:name="MP2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P27"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MT1"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T2"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MT3" style:family="text">
      <style:text-properties style:font-name="Logos CC" fo:font-size="10pt" officeooo:rsid="0276de85" style:font-name-asian="Logos CC" style:font-size-asian="10pt" style:font-name-complex="Logos CC" style:font-size-complex="10pt"/>
    </style:style>
    <style:style style:name="MT4"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T5" style:family="text">
      <style:text-properties officeooo:rsid="0079edda"/>
    </style:style>
    <style:style style:name="MT6" style:family="text">
      <style:text-properties fo:font-variant="small-caps" fo:language="zxx" fo:country="none" officeooo:rsid="0079edda" style:font-size-asian="10.5pt"/>
    </style:style>
    <style:style style:name="MT7" style:family="text">
      <style:text-properties fo:font-variant="small-caps" fo:color="#7e7e7e" loext:opacity="100%" style:font-name="Open Sans3" fo:font-size="9pt" fo:language="zxx" fo:country="none" fo:text-shadow="none" officeooo:rsid="00b40a88" style:font-size-asian="10.5pt"/>
    </style:style>
    <style:style style:name="MT8" style:family="text">
      <style:text-properties officeooo:rsid="00b40a88"/>
    </style:style>
    <style:style style:name="MT9" style:family="text">
      <style:text-properties officeooo:rsid="012506d3"/>
    </style:style>
    <style:style style:name="MT10" style:family="text">
      <style:text-properties fo:color="#7e7e7e" loext:opacity="100%" style:font-name="Open Sans3" fo:font-size="9pt" fo:language="en" fo:country="US" fo:text-shadow="none" officeooo:rsid="011c56a2" style:font-size-asian="10.5pt"/>
    </style:style>
    <style:style style:name="MT11" style:family="text">
      <style:text-properties fo:color="#7e7e7e" loext:opacity="100%" style:font-name="Open Sans3" fo:font-size="9pt" fo:language="en" fo:country="US" fo:text-shadow="none" officeooo:rsid="011f4518" style:font-size-asian="10.5pt"/>
    </style:style>
    <style:style style:name="MT12" style:family="text">
      <style:text-properties fo:color="#7e7e7e" loext:opacity="100%" style:text-position="super 58%" style:font-name="Open Sans3" fo:font-size="9pt" fo:language="en" fo:country="US" fo:text-shadow="none" officeooo:rsid="00e941c2" style:font-size-asian="10.5pt"/>
    </style:style>
    <style:style style:name="MT13" style:family="text">
      <style:text-properties officeooo:rsid="00d98ef6"/>
    </style:style>
    <style:style style:name="MT14" style:family="text">
      <style:text-properties fo:color="#7e7e7e" loext:opacity="100%" style:font-name="Open Sans3" fo:font-size="9pt" fo:language="en" fo:country="US" fo:text-shadow="none" officeooo:rsid="0079edda" style:font-size-asian="10.5pt"/>
    </style:style>
    <style:style style:name="MT15" style:family="text">
      <style:text-properties fo:color="#7e7e7e" loext:opacity="100%" style:font-name="Open Sans3" fo:font-size="9pt" fo:language="en" fo:country="US" fo:text-shadow="none" officeooo:rsid="011ef22a" style:font-size-asian="10.5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foreground"/>
    </style:style>
    <style:style style:name="M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M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M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M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M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M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M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style:page-layout style:name="Mpm1">
      <style:page-layout-properties fo:page-width="21.001cm" fo:page-height="29.7cm" style:num-format="1" style:print-orientation="portrait" fo:margin-top="1.199cm" fo:margin-bottom="1.199cm" fo:margin-left="1.4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199cm" fo:margin-bottom="1.199cm" fo:margin-left="1.4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Header"><draw:g text:anchor-type="paragraph" draw:z-index="1" draw:name="Forme2" draw:style-name="Mgr1"><draw:g draw:style-name="Mgr2"><draw:path draw:style-name="Mgr3" draw:text-style-name="MP1" svg:width="16.191cm" svg:height="1.001cm" svg:x="2.092cm" svg:y="0cm" svg:viewBox="0 0 16192 1002" svg:d="M58 1002c-200 0 201-1002 0-1002 2171 0 13930 0 16134 0 0 334 0 668 0 1002-2204 0-13963 0-16134 0z"><text:p/></draw:path><draw:g draw:style-name="Mgr2"><draw:path draw:style-name="Mgr4" draw:text-style-name="MP2" svg:width="0.121cm" svg:height="0.498cm" draw:transform="rotate (-3.14159265358979) translate (2.20640554775089cm 0.498666666666669cm)" svg:viewBox="0 0 122 499" svg:d="M58 0c36 160 124 499-2 499-125 0-4-490 2-499z"><text:p/></draw:path><draw:path draw:style-name="Mgr5" draw:text-style-name="MP3" svg:width="0.136cm" svg:height="0.511cm" draw:transform="rotate (-3.14159265358979) translate (2.21502777777778cm 0.504666666666661cm)" svg:viewBox="0 0 137 512" svg:d="M71 4c0-1-1-2-2-3-1 0-3-1-4-1s-2 0-3 1c-1 0-2 1-3 2 0 0 0 1-1 2l5 3h-1l-5-2c0 1 0 1 0 2l2 1-2-1c-1 1-1 2-2 3 0 2-1 3-2 5-1 3-2 7-3 12-1 4-3 9-4 15-6 22-13 53-20 89-14 71-26 161-26 234 0 20 0 39 3 56 2 17 5 32 10 45 2 6 5 12 8 18 4 5 7 10 12 14 4 4 9 7 14 9 6 2 12 4 18 4 7 0 13-1 19-3s11-4 16-8c4-3 8-7 12-12 4-4 7-10 10-15 5-12 9-25 11-40 3-15 4-31 4-49 0-114-43-281-65-379 0-1 0-1-1-2zM122 385c0 17-1 33-3 47s-5 25-10 35c-3 5-5 10-8 13-3 4-6 7-10 9-3 3-7 5-11 6-5 1-10 2-15 2-4 0-9-1-12-2-4-2-7-4-11-7-3-3-6-6-8-11-3-4-6-9-8-15-4-12-7-26-9-42s-3-35-3-54c0-72 13-161 26-231 7-36 14-67 20-88 1-5 2-10 3-14 23 99 59 248 59 352zM64 9l6 4v-1l-6-4-6-3-1 1z"><text:p/></draw:path></draw:g></draw:g><draw:g draw:style-name="Mgr2"><draw:g draw:style-name="Mgr2"><draw:g draw:style-name="Mgr2"><draw:path draw:style-name="Mgr6" draw:text-style-name="MP4" svg:width="1.552cm" svg:height="1.001cm" svg:x="0.384cm" svg:y="0.002cm" svg:viewBox="0 0 1553 1002" svg:d="M1486 1002h-895l-537-286c-18-71-54-141-54-215 0-73 36-143 54-215l537-286h895c232 0-233 1002 0 1002z"><text:p/></draw:path><draw:path draw:style-name="Mgr7" draw:text-style-name="MP5" svg:width="1.566cm" svg:height="1.016cm" svg:x="0.376cm" svg:y="-0.005cm" svg:viewBox="0 0 1567 1017" svg:d="M1497 1003c1 1 2 2 2 3 1 1 1 2 1 4 0 1 0 2-1 3 0 1-1 2-2 3s-3 1-4 1h-895c-1 0-2 0-3-1l-537-286h-1c-1-1-2-2-2-3-1-1-1-1-1-2-9-36-22-71-33-106-12-36-21-73-21-111 0-37 9-73 21-110 11-35 24-70 33-106 0-1 0-1 1-2 0-1 1-2 2-2s1 0 1 0l537-287c1 0 2-1 3-1h895c7 0 13 1 19 3 6 1 11 3 16 6s9 7 13 12c4 4 8 9 10 14 6 11 10 24 13 39 2 14 3 31 3 49 0 193-134 578-134 771 0 18 1 33 4 47 2 13 6 25 11 34 2 5 5 9 8 12s6 6 10 8c3 3 8 4 12 6 5 1 10 1 15 1 1 0 3 1 4 1zM1553 123c0-17-1-33-3-47-3-13-6-25-11-34-3-4-5-8-8-12-3-3-7-6-10-8-4-3-8-4-13-5-4-2-9-2-15-2h-893l-533 284c-9 35-22 69-33 104-10 35-19 70-19 105 0 36 9 72 19 106 11 35 24 70 33 104l533 284h851c-2-1-4-3-6-5-4-5-7-10-10-15-6-11-10-24-13-39-2-14-4-30-4-49 0-193 135-578 135-771z"><text:p/></draw:path></draw:g><draw:g draw:style-name="Mgr2"><draw:path draw:style-name="Mgr8" draw:text-style-name="MP6" svg:width="1.318cm" svg:height="0.225cm" svg:x="0.389cm" svg:y="0.224cm" svg:viewBox="0 0 1319 226" svg:d="M0 226h1319c-54-108-193-278-391-211-293 99-623 140-909 140-8 28-14 50-19 71z"><text:p/></draw:path><draw:path draw:style-name="Mgr5" draw:text-style-name="MP3" svg:width="1.333cm" svg:height="0.239cm" svg:x="0.382cm" svg:y="0.217cm" svg:viewBox="0 0 1334 240" svg:d="M4 239c-1-1-2-1-3-2 0-2-1-3-1-4s0-1 0-2c3-10 5-21 8-33 4-11 7-24 11-38 0 0 0-1 1-1 0-2 1-2 2-3s3-1 4-1c286 0 615-41 907-139 31-11 62-16 91-16 38 0 74 9 107 23 33 15 63 35 89 58 51 46 90 103 113 149 0 1 1 2 1 3s-1 2-1 4c-1 1-2 1-3 2s-2 1-4 1h-1319c-1 0-2 0-3-1zM17 226h1297c-22-43-58-93-104-134-25-22-53-42-85-55-31-14-65-22-101-22-28 0-57 4-87 14-291 98-620 140-906 140-3 12-6 23-9 33-2 8-4 16-5 24z"><text:p/></draw:path></draw:g><draw:g draw:style-name="Mgr2"><draw:path draw:style-name="Mgr9" draw:text-style-name="MP7" svg:width="1.353cm" svg:height="0.375cm" svg:x="0.408cm" svg:y="0.002cm" svg:viewBox="0 0 1354 376" svg:d="M566 0h788c-233 216-796 377-1354 376 8-30 20-60 29-90z"><text:p/></draw:path><draw:path draw:style-name="Mgr5" draw:text-style-name="MP3" svg:width="1.367cm" svg:height="0.389cm" svg:x="0.401cm" svg:y="-0.005cm" svg:viewBox="0 0 1368 390" svg:d="M573 0h788c1 0 2 1 4 1 1 1 2 2 2 3 1 1 1 2 1 3 0 2 0 3-1 4 0 1-1 1-1 2-58 54-137 105-232 150-94 46-203 86-323 120-239 67-518 107-797 107-2 0-4 0-7 0-1 0-2 0-3-1-1 0-2-1-3-2 0-1-1-3-1-4s0-1 0-2c8-30 20-59 30-89 0-1 0-1 0-2 1-1 2-2 3-2l537-287c1 0 2-1 3-1zM17 376c276 0 553-40 790-107 119-34 227-74 321-119 86-41 158-87 214-135h-766l-533 284c-9 26-19 51-26 77z"><text:p/></draw:path></draw:g><draw:g draw:style-name="Mgr2"><draw:path draw:style-name="Mgr10" draw:text-style-name="MP8" svg:width="0.569cm" svg:height="0.106cm" svg:x="0.384cm" svg:y="0.45cm" svg:viewBox="0 0 570 107" svg:d="M570 0v107h-564c-2-17-6-35-6-53 0-19 4-36 6-54z"><text:p/></draw:path><draw:path draw:style-name="Mgr5" draw:text-style-name="MP3" svg:width="0.584cm" svg:height="0.121cm" svg:x="0.376cm" svg:y="0.443cm" svg:viewBox="0 0 585 122" svg:d="M581 1c1 1 2 2 3 3 0 1 1 2 1 3v108c0 1-1 2-1 3-1 1-2 2-3 3s-2 1-4 1h-563c-2 0-3 0-4-1s-2-2-3-3c0-1-1-1-1-2-2-19-6-36-6-55s4-36 6-54c0-1 0-2 1-3 0-1 1-2 2-3 2 0 3-1 4-1h564c2 0 3 1 4 1zM15 61c0 16 3 31 5 46h550v-92h-551c-1 15-4 30-4 46z"><text:p/></draw:path></draw:g><draw:g draw:style-name="Mgr2"><draw:path draw:style-name="Mgr4" draw:text-style-name="MP2" svg:width="0.122cm" svg:height="0.5cm" svg:x="1.805cm" svg:y="0.503cm" svg:viewBox="0 0 123 501" svg:d="M65 0c-36 161-126 501 0 501 125 0 12-495 0-501z"><text:p/></draw:path><draw:path draw:style-name="Mgr5" draw:text-style-name="MP3" svg:width="0.136cm" svg:height="0.515cm" svg:x="1.798cm" svg:y="0.496cm" svg:viewBox="0 0 137 516" svg:d="M66 4c0-1 1-2 2-3 1 0 3-1 4-1s2 0 3 1c1 0 2 1 3 2 0 0 0 1 1 2l-5 3h1l5-2c0 1 0 1 0 2l-2 1 2-1c1 1 1 2 2 3 0 2 1 3 2 5 1 3 2 7 3 12 1 4 3 9 4 15 6 23 13 54 20 90 14 72 26 162 26 236 0 20 0 39-3 56-2 17-5 33-10 46-2 6-5 12-8 18-4 5-7 10-12 14-4 4-9 7-14 9-6 2-12 4-18 4-7 0-13-1-19-3s-11-4-16-8c-4-3-8-7-12-12-4-4-7-10-10-15-5-12-9-25-11-41-3-15-4-31-4-49 0-115 43-283 65-382 0-1 0-1 1-2zM15 388c0 17 1 33 3 47s5 26 10 36c3 5 5 10 8 13 3 4 6 7 10 9 3 3 7 5 11 6 5 1 10 2 15 2 4 0 9-1 12-2 4-2 7-4 11-7 3-3 6-6 8-11 3-4 6-9 8-15 4-12 7-27 9-43s3-35 3-54c0-73-13-162-26-233-7-36-14-67-20-89-1-5-2-10-3-14-23 100-59 250-59 355zM73 9l-6 4v-1l6-4 6-3 1 1z"><text:p/></draw:path></draw:g><draw:g draw:style-name="Mgr2"><draw:path draw:style-name="Mgr8" draw:text-style-name="MP6" svg:width="1.318cm" svg:height="0.225cm" svg:x="0.389cm" svg:y="0.559cm" svg:viewBox="0 0 1319 226" svg:d="M0 0h1319c-54 107-193 277-391 211-293-99-623-140-909-140-8-28-14-50-19-71z"><text:p/></draw:path><draw:path draw:style-name="Mgr5" draw:text-style-name="MP3" svg:width="1.333cm" svg:height="0.239cm" svg:x="0.382cm" svg:y="0.552cm" svg:viewBox="0 0 1334 240" svg:d="M0 7c0-1 1-2 1-3 1-1 2-2 3-3 1 0 2-1 3-1h1319c2 0 3 1 4 1 1 1 2 2 3 3 0 1 1 2 1 3 0 2-1 3-1 4-23 46-62 103-113 149-26 23-56 43-89 57s-69 23-107 23c-29 0-60-5-91-15-292-98-621-140-907-140-1 0-3 0-4 0-1-1-2-2-2-3-1-1-1-1-1-2-4-14-7-26-11-38-3-12-5-22-8-33 0-1 0-1 0-2zM937 211c30 10 59 15 87 15 36 0 70-9 101-22 32-14 60-33 85-55 46-41 82-92 104-134h-1297c1 7 3 15 5 23 3 10 6 21 9 33 286 1 615 42 906 140z"><text:p/></draw:path></draw:g><draw:g draw:style-name="Mgr2"><draw:path draw:style-name="Mgr9" draw:text-style-name="MP7" svg:width="1.353cm" svg:height="0.375cm" svg:x="0.408cm" svg:y="0.629cm" svg:viewBox="0 0 1354 376" svg:d="M566 376h788c-233-217-796-377-1354-376 8 30 20 60 29 89z"><text:p/></draw:path><draw:path draw:style-name="Mgr5" draw:text-style-name="MP3" svg:width="1.367cm" svg:height="0.389cm" svg:x="0.401cm" svg:y="0.621cm" svg:viewBox="0 0 1368 390" svg:d="M570 389l-537-286c-1-1-2-2-3-3v-1c-10-30-22-59-30-90 0 0 0-1 0-2s1-2 1-3c1-1 2-2 3-3 1 0 2-1 3-1 3 0 5 0 7 0 279 0 558 40 797 107 120 34 229 74 323 120 95 45 174 97 232 151l1 1c1 2 1 3 1 4s0 3-1 4c0 1-1 2-2 2-2 1-3 1-4 1h-788c-1 0-2 0-3-1zM1342 376c-56-49-128-95-214-136-94-45-202-85-321-119-237-66-514-106-790-106 7 26 17 51 26 77l533 284z"><text:p/></draw:path></draw:g></draw:g><draw:g draw:style-name="Mgr2"><draw:g draw:style-name="Mgr2"><draw:polygon draw:style-name="Mgr11" draw:text-style-name="MP9" svg:width="0.156cm" svg:height="0.249cm" svg:x="0.827cm" svg:y="0.635cm" svg:viewBox="0 0 157 250" draw:points="114,250 0,250 43,0 157,0 149,44 78,44 69,99 135,99 128,142 61,142 50,207 121,207"><text:p/></draw:polygon><draw:path draw:style-name="Mgr11" draw:text-style-name="MP9" svg:width="0.152cm" svg:height="0.194cm" svg:x="0.979cm" svg:y="0.689cm" svg:viewBox="0 0 153 195" svg:d="M131 195h-42l19-112c2-7 2-14 2-20 0-14-5-21-15-21-8 0-16 6-23 20-7 13-12 31-16 54l-14 79h-42l33-191h32l-3 35h1c14-26 30-39 49-39 13 0 23 5 30 15 7 9 11 23 11 40 0 9-2 19-4 31z"><text:p/></draw:path><draw:path draw:style-name="Mgr11" draw:text-style-name="MP9" svg:width="0.18cm" svg:height="0.278cm" svg:x="1.13cm" svg:y="0.68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1" draw:text-style-name="MP9" svg:width="0.087cm" svg:height="0.266cm" svg:x="1.305cm" svg:y="0.619cm" svg:viewBox="0 0 88 267" draw:points="42,267 0,267 46,0 88,0"><text:p/></draw:polygon><draw:path draw:style-name="Mgr11" draw:text-style-name="MP9" svg:width="0.085cm" svg:height="0.266cm" svg:x="1.389cm" svg:y="0.619cm" svg:viewBox="0 0 86 267" svg:d="M40 30c0-10 2-17 6-22 5-5 11-8 19-8 7 0 12 2 16 6 3 3 5 8 5 15 0 9-2 16-6 22s-11 8-19 8c-14 0-21-7-21-21zM42 267h-42l33-192h42z"><text:p/></draw:path><draw:path draw:style-name="Mgr11" draw:text-style-name="MP9" svg:width="0.125cm" svg:height="0.198cm" svg:x="1.472cm" svg:y="0.68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1" draw:text-style-name="MP9" svg:width="0.152cm" svg:height="0.266cm" svg:x="1.609cm" svg:y="0.619cm" svg:viewBox="0 0 153 267" svg:d="M131 267h-42l19-112c2-8 2-15 2-21 0-14-5-21-15-21-8 0-16 7-23 20s-12 31-16 54l-14 80h-42l46-267h42c-4 21-6 37-8 48s-6 28-12 53h1c5-9 12-16 19-21 7-6 15-8 24-8 13 0 23 4 30 14 7 9 11 23 11 41 0 8-2 18-4 31z"><text:p/></draw:path></draw:g><draw:g draw:style-name="Mgr2"><draw:polygon draw:style-name="Mgr12" draw:text-style-name="MP10" svg:width="0.156cm" svg:height="0.249cm" svg:x="0.809cm" svg:y="0.622cm" svg:viewBox="0 0 157 250" draw:points="114,250 0,250 43,0 157,0 149,44 78,44 69,99 135,99 128,142 61,142 50,207 121,207"><text:p/></draw:polygon><draw:path draw:style-name="Mgr13" draw:text-style-name="MP11" svg:width="0.152cm" svg:height="0.194cm" svg:x="0.961cm" svg:y="0.679cm" svg:viewBox="0 0 153 195" svg:d="M131 195h-42l19-112c2-7 2-14 2-20 0-14-5-21-15-21-8 0-16 6-23 20-7 13-12 31-16 54l-14 79h-42l33-191h32l-3 35h1c14-26 30-39 49-39 13 0 23 5 30 15 7 9 11 23 11 40 0 9-2 19-4 31z"><text:p/></draw:path><draw:path draw:style-name="Mgr12" draw:text-style-name="MP10" svg:width="0.18cm" svg:height="0.278cm" svg:x="1.112cm" svg:y="0.67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3" draw:text-style-name="MP11" svg:width="0.087cm" svg:height="0.266cm" svg:x="1.287cm" svg:y="0.606cm" svg:viewBox="0 0 88 267" draw:points="42,267 0,267 46,0 88,0"><text:p/></draw:polygon><draw:path draw:style-name="Mgr12" draw:text-style-name="MP10" svg:width="0.085cm" svg:height="0.266cm" svg:x="1.371cm" svg:y="0.606cm" svg:viewBox="0 0 86 267" svg:d="M40 30c0-10 2-17 6-22 5-5 11-8 19-8 7 0 12 2 16 6 3 3 5 8 5 15 0 9-2 16-6 22s-11 8-19 8c-14 0-21-7-21-21zM42 267h-42l33-192h42z"><text:p/></draw:path><draw:path draw:style-name="Mgr13" draw:text-style-name="MP11" svg:width="0.125cm" svg:height="0.198cm" svg:x="1.454cm" svg:y="0.67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2" draw:text-style-name="MP10" svg:width="0.152cm" svg:height="0.266cm" svg:x="1.591cm" svg:y="0.606cm" svg:viewBox="0 0 153 267" svg:d="M131 267h-42l19-112c2-8 2-15 2-21 0-14-5-21-15-21-8 0-16 7-23 20s-12 31-16 54l-14 80h-42l46-267h42c-4 21-6 37-8 48s-6 28-12 53h1c5-9 12-16 19-21 7-6 15-8 24-8 13 0 23 4 30 14 7 9 11 23 11 41 0 8-2 18-4 31z"><text:p/></draw:path></draw:g></draw:g><draw:g draw:style-name="Mgr2"><draw:g draw:style-name="Mgr2"><draw:polygon draw:style-name="Mgr14" draw:text-style-name="MP12" svg:width="0.133cm" svg:height="0.232cm" svg:x="0.738cm" svg:y="0.175cm" svg:viewBox="0 0 134 233" draw:points="51,233 13,233 45,41 0,41 7,0 134,0 128,41 83,41"><text:p/></draw:polygon><draw:path draw:style-name="Mgr14" draw:text-style-name="MP12" svg:width="0.125cm" svg:height="0.184cm" svg:x="0.865cm" svg:y="0.226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4" draw:text-style-name="MP12" svg:width="0.115cm" svg:height="0.184cm" svg:x="1.009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247cm" svg:x="1.127cm" svg:y="0.16cm" svg:viewBox="0 0 138 248" svg:d="M119 248h-38l17-104c1-7 2-14 2-19 0-13-4-20-14-20-7 0-14 6-21 18-6 12-11 29-14 51l-13 74h-38l42-248h38c-3 19-6 34-8 44-2 11-5 27-11 50h1c6-9 11-15 18-20 6-5 14-8 22-8 12 0 21 5 27 14s9 21 9 38c0 7-1 17-3 28z"><text:p/></draw:path><draw:path draw:style-name="Mgr14" draw:text-style-name="MP12" svg:width="0.137cm" svg:height="0.18cm" svg:x="1.283cm" svg:y="0.226cm" svg:viewBox="0 0 138 181" svg:d="M119 181h-38l17-103c1-8 2-14 2-19 0-13-4-20-14-20-7 0-14 6-21 18-6 12-11 29-14 51l-13 73h-38l30-177h29l-3 33h1c12-25 27-37 45-37 12 0 21 5 27 14 6 8 9 21 9 37 0 8-1 18-3 29z"><text:p/></draw:path><draw:path draw:style-name="Mgr14" draw:text-style-name="MP12" svg:width="0.077cm" svg:height="0.247cm" svg:x="1.439cm" svg:y="0.16cm" svg:viewBox="0 0 78 248" svg:d="M36 28c0-9 2-16 6-21 4-4 10-7 17-7 6 0 11 2 14 5s5 8 5 14c0 9-2 16-6 21-3 5-9 8-17 8-12 0-19-7-19-20zM38 248h-38l30-178h38z"><text:p/></draw:path><draw:path draw:style-name="Mgr14" draw:text-style-name="MP12" svg:width="0.115cm" svg:height="0.184cm" svg:x="1.523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184cm" svg:x="1.648cm" svg:y="0.226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4" draw:text-style-name="MP12" svg:width="0.079cm" svg:height="0.247cm" svg:x="1.795cm" svg:y="0.16cm" svg:viewBox="0 0 80 248" draw:points="38,248 0,248 42,0 80,0"><text:p/></draw:polygon></draw:g><draw:g draw:style-name="Mgr2"><draw:polygon draw:style-name="Mgr15" draw:text-style-name="MP13" svg:width="0.133cm" svg:height="0.232cm" svg:x="0.722cm" svg:y="0.164cm" svg:viewBox="0 0 134 233" draw:points="51,233 13,233 45,41 0,41 7,0 134,0 128,41 83,41"><text:p/></draw:polygon><draw:path draw:style-name="Mgr16" draw:text-style-name="MP14" svg:width="0.125cm" svg:height="0.184cm" svg:x="0.849cm" svg:y="0.217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5" draw:text-style-name="MP13" svg:width="0.115cm" svg:height="0.184cm" svg:x="0.994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247cm" svg:x="1.112cm" svg:y="0.15cm" svg:viewBox="0 0 138 248" svg:d="M119 248h-38l17-104c1-7 2-14 2-19 0-13-4-20-14-20-7 0-14 6-21 18-6 12-11 29-14 51l-13 74h-38l42-248h38c-3 19-6 34-8 44-2 11-5 27-11 50h1c6-9 11-15 18-20 6-5 14-8 22-8 12 0 21 5 27 14s9 21 9 38c0 7-1 17-3 28z"><text:p/></draw:path><draw:path draw:style-name="Mgr15" draw:text-style-name="MP13" svg:width="0.137cm" svg:height="0.18cm" svg:x="1.268cm" svg:y="0.217cm" svg:viewBox="0 0 138 181" svg:d="M119 181h-38l17-103c1-8 2-14 2-19 0-13-4-20-14-20-7 0-14 6-21 18-6 12-11 29-14 51l-13 73h-38l30-177h29l-3 33h1c12-25 27-37 45-37 12 0 21 5 27 14 6 8 9 21 9 37 0 8-1 18-3 29z"><text:p/></draw:path><draw:path draw:style-name="Mgr16" draw:text-style-name="MP14" svg:width="0.077cm" svg:height="0.247cm" svg:x="1.424cm" svg:y="0.15cm" svg:viewBox="0 0 78 248" svg:d="M36 28c0-9 2-16 6-21 4-4 10-7 17-7 6 0 11 2 14 5s5 8 5 14c0 9-2 16-6 21-3 5-9 8-17 8-12 0-19-7-19-20zM38 248h-38l30-178h38z"><text:p/></draw:path><draw:path draw:style-name="Mgr15" draw:text-style-name="MP13" svg:width="0.115cm" svg:height="0.184cm" svg:x="1.508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184cm" svg:x="1.632cm" svg:y="0.217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5" draw:text-style-name="MP13" svg:width="0.079cm" svg:height="0.247cm" svg:x="1.779cm" svg:y="0.15cm" svg:viewBox="0 0 80 248" draw:points="38,248 0,248 42,0 80,0"><text:p/></draw:polygon></draw:g></draw:g><draw:g draw:style-name="Mgr2"><draw:circle draw:style-name="Mgr17" draw:text-style-name="MP15" svg:width="1.073cm" svg:height="1.073cm" svg:x="-0.815cm" svg:y="-0.033cm"><text:p/></draw:circle><draw:path draw:style-name="Mgr18" draw:text-style-name="MP16" svg:width="1.071cm" svg:height="1.071cm" svg:x="-0.815cm" svg:y="-0.03cm" svg:viewBox="0 0 1072 1072" svg:d="M670 339l236-192c7 6 13 12 19 19l-192 236 333 52c4 26 6 54 6 82s-2 56-6 82l-333 52 192 236c-6 7-12 13-19 19l-236-192-52 333c-26 4-54 6-82 6s-56-2-82-6l-52-333-236 192c-7-6-13-12-19-19l192-236-333-52c-4-26-6-54-6-82s2-56 6-82l333-52-192-236c6-7 12-13 19-19l236 192 52-333c26-4 54-6 82-6s56 2 82 6z"><text:p/></draw:path><draw:polygon draw:style-name="Mgr19" draw:text-style-name="MP17" svg:width="0.277cm" svg:height="0.029cm" draw:transform="skewX (-0.00872664625997167) rotate (-0.785398163397449) translate (-0.618964993231853cm 0.16383088551442cm)" svg:viewBox="0 0 278 30" draw:points="0,0 278,0 256,30 7,7"><text:p/></draw:polygon><draw:polygon draw:style-name="Mgr19" draw:text-style-name="MP17" svg:width="0.277cm" svg:height="0.03cm" draw:transform="skewX (0.00872664625997166) rotate (2.34991130488517) translate (0.0599937444640367cm 0.845288958244246cm)" svg:viewBox="0 0 278 31" draw:points="0,2 278,0 256,31 7,9"><text:p/></draw:polygon><draw:polygon draw:style-name="Mgr19" draw:text-style-name="MP17" svg:width="0.277cm" svg:height="0.03cm" draw:transform="skewX (-0.0090757121103705) rotate (0.785398163397448) translate (-0.618978260304294cm 0.845071066333757cm)" svg:viewBox="0 0 278 31" draw:points="0,0 278,0 256,31 6,7"><text:p/></draw:polygon><draw:polygon draw:style-name="Mgr19" draw:text-style-name="MP17" svg:width="0.277cm" svg:height="0.03cm" draw:transform="rotate (-2.35619449019235) translate (0.0610694128230143cm 0.163844386185375cm)" svg:viewBox="0 0 278 31" draw:points="0,0 278,0 256,31 7,7"><text:p/></draw:polygon><draw:path draw:style-name="Mgr19" draw:text-style-name="MP17" svg:width="1.071cm" svg:height="1.071cm" svg:x="-0.815cm" svg:y="-0.03cm" svg:viewBox="0 0 1072 1072" svg:d="M635 437l433 32c3 22 4 44 4 67s-1 45-4 67l-433 32-32 433c-22 3-44 4-67 4s-45-1-67-4l-32-433-433-32c-3-22-4-44-4-67s1-45 4-67l433-32 32-433c22-3 44-4 67-4s45 1 67 4z"><text:p/></draw:path><draw:path draw:style-name="Mgr20" draw:text-style-name="MP18" svg:width="1.085cm" svg:height="1.085cm" svg:x="-0.822cm" svg:y="-0.037cm" svg:viewBox="0 0 1086 1086" svg:d="M402 1069c-44-12-87-30-131-55-43-25-80-53-113-86-32-33-60-70-85-113-25-44-43-86-55-131-12-44-18-91-18-141s6-96 18-141c12-44 30-87 55-131 25-43 53-80 85-113 33-32 70-60 113-85 44-25 87-43 131-55 45-12 91-18 141-18s97 6 141 18c45 12 87 30 131 55 43 25 80 53 113 85 33 33 61 70 86 113 25 44 43 87 55 131 12 45 17 91 17 141s-5 97-17 141c-12 45-30 87-55 131-25 43-53 80-86 113s-70 61-113 86c-44 25-86 43-131 55-44 12-91 17-141 17s-96-5-141-17zM406 32c-43 11-85 29-127 53-42 25-79 52-110 84-32 31-59 68-84 110-24 42-42 84-53 127-12 43-17 88-17 137s5 94 17 137c11 44 29 85 53 127 25 42 52 79 84 111 31 32 68 59 110 83s84 42 127 54c43 11 88 17 137 17s94-6 137-17c44-12 85-30 127-54s79-51 111-83 59-69 83-111 42-83 54-127c11-43 17-88 17-137s-6-94-17-137c-12-43-30-85-54-127s-51-79-83-110c-32-32-69-59-111-84-42-24-83-42-127-53-43-12-88-17-137-17s-94 5-137 17z"><text:p/></draw:path></draw:g></draw:g><draw:frame draw:style-name="Mgr21" draw:text-style-name="MP20" svg:width="4.5cm" svg:height="0.833cm" svg:x="3.678cm" svg:y="0.013cm"><draw:text-box><text:p text:style-name="MP19"><text:span text:style-name="MT1">Computerphile</text:span></text:p></draw:text-box></draw:frame><draw:frame draw:style-name="Mgr22" draw:text-style-name="MP22" svg:width="10.212cm" svg:height="1.045cm" svg:x="7.867cm" svg:y="-0.042cm"><draw:text-box><text:p text:style-name="MP21"><text:span text:style-name="MT2">Elliptic curves</text:span></text:p></draw:text-box></draw:frame><draw:frame draw:style-name="Mgr23" draw:text-style-name="MP23" svg:width="0.802cm" svg:height="0.802cm" svg:x="2.528cm" svg:y="0.111cm"><draw:image xlink:href="Pictures/10000001000000B0000000B0775F6D2B2B350A60.png" xlink:type="simple" xlink:show="embed" xlink:actuate="onLoad" draw:mime-type="image/png"><text:p/></draw:image></draw:frame></draw:g></text:p>
        <text:p text:style-name="Header"/>
      </style:header>
      <style:footer>
        <text:p text:style-name="MP24"><text:span text:style-name="MT3">🅭 🅯 🅮 🄎</text:span><text:tab/><text:page-number text:select-page="current">2</text:page-number>/<text:page-count>2</text:page-count></text:p>
      </style:footer>
    </style:master-page>
    <style:master-page style:name="First_20_Page" style:display-name="First Page" style:page-layout-name="Mpm2" draw:style-name="Mdp2" style:next-style-name="Standard">
      <style:header>
        <text:p text:style-name="Header"><draw:g text:anchor-type="paragraph" draw:z-index="0" draw:name="Forme1" draw:style-name="Mgr1"><draw:g draw:style-name="Mgr2"><draw:g draw:style-name="Mgr2"><draw:g draw:style-name="Mgr2"><draw:path draw:style-name="Mgr6" draw:text-style-name="MP4" svg:width="3.099cm" svg:height="2cm" svg:x="1.574cm" svg:y="-0.001cm" svg:viewBox="0 0 3100 2001" svg:d="M2966 2001h-1787l-1072-571c-36-143-107-283-107-429s71-286 107-429l1072-572h1787c465 0-464 2001 0 2001z"><text:p/></draw:path><draw:path draw:style-name="Mgr7" draw:text-style-name="MP5" svg:width="3.128cm" svg:height="2.029cm" svg:x="1.559cm" svg:y="-0.016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text:p/></draw:path></draw:g><draw:g draw:style-name="Mgr2"><draw:path draw:style-name="Mgr8" draw:text-style-name="MP6" svg:width="2.633cm" svg:height="0.45cm" svg:x="1.584cm" svg:y="0.441cm" svg:viewBox="0 0 2634 451" svg:d="M0 451h2634c-108-215-386-554-782-421-585 197-1243 279-1815 279-16 57-28 100-37 142z"><text:p/></draw:path><draw:path draw:style-name="Mgr5" draw:text-style-name="MP3" svg:width="2.662cm" svg:height="0.479cm" svg:x="1.568cm" svg:y="0.427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text:p/></draw:path></draw:g><draw:g draw:style-name="Mgr2"><draw:path draw:style-name="Mgr9" draw:text-style-name="MP7" svg:width="2.702cm" svg:height="0.749cm" svg:x="1.621cm" svg:y="-0.001cm" svg:viewBox="0 0 2703 750" svg:d="M1130 0h1573c-465 432-1589 753-2703 750 15-60 39-119 58-178z"><text:p/></draw:path><draw:path draw:style-name="Mgr5" draw:text-style-name="MP3" svg:width="2.731cm" svg:height="0.778cm" svg:x="1.606cm" svg:y="-0.016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text:p/></draw:path></draw:g><draw:g draw:style-name="Mgr2"><draw:path draw:style-name="Mgr10" draw:text-style-name="MP8" svg:width="1.137cm" svg:height="0.213cm" svg:x="1.574cm" svg:y="0.889cm" svg:viewBox="0 0 1138 214" svg:d="M1138 0v214h-1126c-4-35-12-70-12-107s7-71 11-107z"><text:p/></draw:path><draw:path draw:style-name="Mgr5" draw:text-style-name="MP3" svg:width="1.166cm" svg:height="0.242cm" svg:x="1.559cm" svg:y="0.878cm" svg:viewBox="0 0 1167 243" svg:d="M1160 2c2 1 4 3 5 5 1 3 2 5 2 7v215c0 3-1 5-2 7s-3 4-5 5c-3 2-5 2-8 2h-1125c-3 0-5 0-8-2-2-1-4-3-5-5s-2-3-2-5c-4-37-12-72-12-109 0-38 7-73 11-109 0-2 1-4 2-6s3-4 5-5c3-1 5-2 8-2h1126c3 0 5 1 8 2zM29 122c0 32 6 62 10 92h1099v-185h-1100c-3 31-9 61-9 93z"><text:p/></draw:path></draw:g><draw:g draw:style-name="Mgr2"><draw:path draw:style-name="Mgr4" draw:text-style-name="MP2" svg:width="0.245cm" svg:height="1cm" svg:x="4.411cm" svg:y="0.999cm" svg:viewBox="0 0 246 1001" svg:d="M129 0c-72 322-250 1001 0 1001s24-989 0-1001z"><text:p/></draw:path><draw:path draw:style-name="Mgr5" draw:text-style-name="MP3" svg:width="0.273cm" svg:height="1.029cm" svg:x="4.397cm" svg:y="0.985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text:p/></draw:path></draw:g><draw:g draw:style-name="Mgr2"><draw:path draw:style-name="Mgr8" draw:text-style-name="MP6" svg:width="2.633cm" svg:height="0.45cm" svg:x="1.584cm" svg:y="1.106cm" svg:viewBox="0 0 2634 451" svg:d="M0 0h2634c-108 214-386 554-782 421-585-197-1243-279-1815-279-16-57-28-100-37-142z"><text:p/></draw:path><draw:path draw:style-name="Mgr5" draw:text-style-name="MP3" svg:width="2.662cm" svg:height="0.479cm" svg:x="1.568cm" svg:y="1.092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text:p/></draw:path></draw:g><draw:g draw:style-name="Mgr2"><draw:path draw:style-name="Mgr9" draw:text-style-name="MP7" svg:width="2.702cm" svg:height="0.749cm" svg:x="1.621cm" svg:y="1.249cm" svg:viewBox="0 0 2703 750" svg:d="M1130 750h1573c-465-432-1589-752-2703-750 15 60 39 119 58 178z"><text:p/></draw:path><draw:path draw:style-name="Mgr5" draw:text-style-name="MP3" svg:width="2.731cm" svg:height="0.778cm" svg:x="1.606cm" svg:y="1.233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text:p/></draw:path></draw:g></draw:g><draw:g draw:style-name="Mgr2"><draw:g draw:style-name="Mgr2"><draw:polygon draw:style-name="Mgr11" draw:text-style-name="MP9" svg:width="0.312cm" svg:height="0.499cm" svg:x="2.457cm" svg:y="1.26cm" svg:viewBox="0 0 313 500" draw:points="227,500 0,500 86,0 313,0 298,87 156,87 137,197 270,197 255,284 122,284 100,413 242,413"><text:p/></draw:polygon><draw:path draw:style-name="Mgr11" draw:text-style-name="MP9" svg:width="0.304cm" svg:height="0.389cm" svg:x="2.763cm" svg:y="1.367cm" svg:viewBox="0 0 305 390" svg:d="M261 390h-83l38-224c3-15 4-29 4-40 0-28-10-43-30-43-17 0-32 13-46 40-14 26-25 62-33 108l-27 159h-84l66-383h64l-6 71h2c27-52 60-78 98-78 26 0 46 10 60 29s21 46 21 81c0 17-3 37-7 62z"><text:p/></draw:path><draw:path draw:style-name="Mgr11" draw:text-style-name="MP9" svg:width="0.36cm" svg:height="0.557cm" svg:x="3.062cm" svg:y="1.367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1" draw:text-style-name="MP9" svg:width="0.174cm" svg:height="0.532cm" svg:x="3.413cm" svg:y="1.226cm" svg:viewBox="0 0 175 533" draw:points="84,533 0,533 92,0 175,0"><text:p/></draw:polygon><draw:path draw:style-name="Mgr11" draw:text-style-name="MP9" svg:width="0.17cm" svg:height="0.532cm" svg:x="3.582cm" svg:y="1.226cm" svg:viewBox="0 0 171 533" svg:d="M79 60c0-20 5-35 13-45 9-10 22-15 38-15 13 0 24 4 31 11s10 17 10 30c0 18-4 33-12 44-8 12-21 17-38 17-28 0-42-14-42-42zM84 533h-84l66-383h83z"><text:p/></draw:path><draw:path draw:style-name="Mgr11" draw:text-style-name="MP9" svg:width="0.25cm" svg:height="0.396cm" svg:x="3.743cm" svg:y="1.367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1" draw:text-style-name="MP9" svg:width="0.304cm" svg:height="0.532cm" svg:x="4.019cm" svg:y="1.226cm" svg:viewBox="0 0 305 533" svg:d="M261 533h-83l38-224c3-16 4-29 4-41 0-28-10-42-30-42-17 0-32 13-46 39s-25 62-33 109l-27 159h-84l92-533h83c-7 41-12 73-16 95s-12 57-24 106h2c11-18 24-32 38-42 14-11 31-16 49-16 26 0 46 9 60 28s21 46 21 82c0 17-3 37-7 62z"><text:p/></draw:path></draw:g><draw:g draw:style-name="Mgr2"><draw:polygon draw:style-name="Mgr12" draw:text-style-name="MP10" svg:width="0.312cm" svg:height="0.499cm" svg:x="2.42cm" svg:y="1.236cm" svg:viewBox="0 0 313 500" draw:points="227,500 0,500 86,0 313,0 298,87 156,87 137,197 270,197 255,284 122,284 100,413 242,413"><text:p/></draw:polygon><draw:path draw:style-name="Mgr13" draw:text-style-name="MP11" svg:width="0.304cm" svg:height="0.389cm" svg:x="2.727cm" svg:y="1.346cm" svg:viewBox="0 0 305 390" svg:d="M261 390h-83l38-224c3-15 4-29 4-40 0-28-10-43-30-43-17 0-32 13-46 40-14 26-25 62-33 108l-27 159h-84l66-383h64l-6 71h2c27-52 60-78 98-78 26 0 46 10 60 29s21 46 21 81c0 17-3 37-7 62z"><text:p/></draw:path><draw:path draw:style-name="Mgr12" draw:text-style-name="MP10" svg:width="0.36cm" svg:height="0.557cm" svg:x="3.025cm" svg:y="1.346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3" draw:text-style-name="MP11" svg:width="0.174cm" svg:height="0.532cm" svg:x="3.376cm" svg:y="1.203cm" svg:viewBox="0 0 175 533" draw:points="84,533 0,533 92,0 175,0"><text:p/></draw:polygon><draw:path draw:style-name="Mgr12" draw:text-style-name="MP10" svg:width="0.17cm" svg:height="0.532cm" svg:x="3.546cm" svg:y="1.203cm" svg:viewBox="0 0 171 533" svg:d="M79 60c0-20 5-35 13-45 9-10 22-15 38-15 13 0 24 4 31 11s10 17 10 30c0 18-4 33-12 44-8 12-21 17-38 17-28 0-42-14-42-42zM84 533h-84l66-383h83z"><text:p/></draw:path><draw:path draw:style-name="Mgr13" draw:text-style-name="MP11" svg:width="0.25cm" svg:height="0.396cm" svg:x="3.711cm" svg:y="1.346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2" draw:text-style-name="MP10" svg:width="0.304cm" svg:height="0.532cm" svg:x="3.981cm" svg:y="1.203cm" svg:viewBox="0 0 305 533" svg:d="M261 533h-83l38-224c3-16 4-29 4-41 0-28-10-42-30-42-17 0-32 13-46 39s-25 62-33 109l-27 159h-84l92-533h83c-7 41-12 73-16 95s-12 57-24 106h2c11-18 24-32 38-42 14-11 31-16 49-16 26 0 46 9 60 28s21 46 21 82c0 17-3 37-7 62z"><text:p/></draw:path></draw:g></draw:g><draw:g draw:style-name="Mgr2"><draw:g draw:style-name="Mgr2"><draw:polygon draw:style-name="Mgr14" draw:text-style-name="MP12" svg:width="0.267cm" svg:height="0.464cm" svg:x="2.279cm" svg:y="0.343cm" svg:viewBox="0 0 268 465" draw:points="102,465 25,465 89,82 0,82 14,0 268,0 255,82 166,82"><text:p/></draw:polygon><draw:path draw:style-name="Mgr14" draw:text-style-name="MP12" svg:width="0.251cm" svg:height="0.368cm" svg:x="2.533cm" svg:y="0.4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4" draw:text-style-name="MP12" svg:width="0.231cm" svg:height="0.368cm" svg:x="2.823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5cm" svg:height="0.494cm" svg:x="3.055cm" svg:y="0.313cm" svg:viewBox="0 0 276 495" svg:d="M237 495h-76l35-208c2-14 4-27 4-38 0-26-9-39-28-39-15 0-29 12-42 36-12 24-22 58-29 101l-25 148h-76l83-495h76c-6 38-12 68-15 88-4 21-11 54-22 99h2c11-17 22-30 35-40s28-15 44-15c24 0 42 9 54 27 13 18 19 43 19 76 0 15-2 34-6 57z"><text:p/></draw:path><draw:path draw:style-name="Mgr14" draw:text-style-name="MP12" svg:width="0.275cm" svg:height="0.361cm" svg:x="3.369cm" svg:y="0.441cm" svg:viewBox="0 0 276 362" svg:d="M237 362h-76l35-207c2-15 4-28 4-38 0-26-9-39-28-39-15 0-29 12-42 36-12 24-22 58-29 101l-25 147h-76l60-355h58l-6 66h2c24-49 54-73 89-73 24 0 42 9 54 27 13 17 19 43 19 75 0 16-2 35-6 58z"><text:p/></draw:path><draw:path draw:style-name="Mgr14" draw:text-style-name="MP12" svg:width="0.154cm" svg:height="0.494cm" svg:x="3.682cm" svg:y="0.313cm" svg:viewBox="0 0 155 495" svg:d="M72 56c0-18 4-32 12-42 8-9 19-14 34-14 12 0 21 3 28 10 6 6 9 16 9 28 0 17-3 31-11 41-7 11-19 16-34 16-25 0-38-13-38-39zM76 495h-76l60-356h76z"><text:p/></draw:path><draw:path draw:style-name="Mgr14" draw:text-style-name="MP12" svg:width="0.231cm" svg:height="0.368cm" svg:x="3.847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4cm" svg:height="0.368cm" svg:x="4.094cm" svg:y="0.4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4" draw:text-style-name="MP12" svg:width="0.158cm" svg:height="0.494cm" svg:x="4.391cm" svg:y="0.313cm" svg:viewBox="0 0 159 495" draw:points="76,495 0,495 83,0 159,0"><text:p/></draw:polygon></draw:g><draw:g draw:style-name="Mgr2"><draw:polygon draw:style-name="Mgr15" draw:text-style-name="MP13" svg:width="0.267cm" svg:height="0.464cm" svg:x="2.249cm" svg:y="0.321cm" svg:viewBox="0 0 268 465" draw:points="102,465 25,465 89,82 0,82 14,0 268,0 255,82 166,82"><text:p/></draw:polygon><draw:path draw:style-name="Mgr16" draw:text-style-name="MP14" svg:width="0.251cm" svg:height="0.368cm" svg:x="2.503cm" svg:y="0.425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5" draw:text-style-name="MP13" svg:width="0.231cm" svg:height="0.368cm" svg:x="2.792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5cm" svg:height="0.494cm" svg:x="3.025cm" svg:y="0.291cm" svg:viewBox="0 0 276 495" svg:d="M237 495h-76l35-208c2-14 4-27 4-38 0-26-9-39-28-39-15 0-29 12-42 36-12 24-22 58-29 101l-25 148h-76l83-495h76c-6 38-12 68-15 88-4 21-11 54-22 99h2c11-17 22-30 35-40s28-15 44-15c24 0 42 9 54 27 13 18 19 43 19 76 0 15-2 34-6 57z"><text:p/></draw:path><draw:path draw:style-name="Mgr15" draw:text-style-name="MP13" svg:width="0.275cm" svg:height="0.361cm" svg:x="3.339cm" svg:y="0.425cm" svg:viewBox="0 0 276 362" svg:d="M237 362h-76l35-207c2-15 4-28 4-38 0-26-9-39-28-39-15 0-29 12-42 36-12 24-22 58-29 101l-25 147h-76l60-355h58l-6 66h2c24-49 54-73 89-73 24 0 42 9 54 27 13 17 19 43 19 75 0 16-2 35-6 58z"><text:p/></draw:path><draw:path draw:style-name="Mgr16" draw:text-style-name="MP14" svg:width="0.154cm" svg:height="0.494cm" svg:x="3.651cm" svg:y="0.291cm" svg:viewBox="0 0 155 495" svg:d="M72 56c0-18 4-32 12-42 8-9 19-14 34-14 12 0 21 3 28 10 6 6 9 16 9 28 0 17-3 31-11 41-7 11-19 16-34 16-25 0-38-13-38-39zM76 495h-76l60-356h76z"><text:p/></draw:path><draw:path draw:style-name="Mgr15" draw:text-style-name="MP13" svg:width="0.231cm" svg:height="0.368cm" svg:x="3.817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4cm" svg:height="0.368cm" svg:x="4.064cm" svg:y="0.425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5" draw:text-style-name="MP13" svg:width="0.158cm" svg:height="0.494cm" svg:x="4.36cm" svg:y="0.291cm" svg:viewBox="0 0 159 495" draw:points="76,495 0,495 83,0 159,0"><text:p/></draw:polygon></draw:g></draw:g><draw:g draw:style-name="Mgr2"><draw:circle draw:style-name="Mgr17" draw:text-style-name="MP15" svg:width="2.14cm" svg:height="2.14cm" svg:x="-0.819cm" svg:y="-0.071cm"><text:p/></draw:circle><draw:path draw:style-name="Mgr18" draw:text-style-name="MP16" svg:width="2.139cm" svg:height="2.139cm" svg:x="-0.822cm" svg:y="-0.071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text:p/></draw:path><draw:polygon draw:style-name="Mgr19" draw:text-style-name="MP17" svg:width="0.555cm" svg:height="0.06cm" draw:transform="skewX (0.00436332312998579) rotate (-0.785398163397449) translate (-0.42727527873895cm 0.320613610149943cm)" svg:viewBox="0 0 556 61" draw:points="0,0 556,0 511,61 13,13"><text:p/></draw:polygon><draw:polygon draw:style-name="Mgr19" draw:text-style-name="MP17" svg:width="0.555cm" svg:height="0.06cm" draw:transform="rotate (2.35619449019235) translate (0.930806777612988cm 1.67569566650189cm)" svg:viewBox="0 0 556 61" draw:points="0,0 556,0 512,61 13,13"><text:p/></draw:polygon><draw:polygon draw:style-name="Mgr19" draw:text-style-name="MP17" svg:width="0.555cm" svg:height="0.06cm" draw:transform="rotate (0.785398163397448) translate (-0.427275278738946cm 1.67869566650189cm)" svg:viewBox="0 0 556 61" draw:points="0,0 556,0 511,61 13,13"><text:p/></draw:polygon><draw:polygon draw:style-name="Mgr19" draw:text-style-name="MP17" svg:width="0.555cm" svg:height="0.06cm" draw:transform="skewX (0.00453785605518529) rotate (-2.35619449019235) translate (0.926449387598168cm 0.320613610149958cm)" svg:viewBox="0 0 556 61" draw:points="0,0 556,0 511,61 13,13"><text:p/></draw:polygon><draw:path draw:style-name="Mgr19" draw:text-style-name="MP17" svg:width="2.139cm" svg:height="2.139cm" svg:x="-0.822cm" svg:y="-0.071cm" svg:viewBox="0 0 2140 2140" svg:d="M1267 873l866 64c5 43 7 87 7 133s-2 90-7 133l-866 64-64 866c-43 5-87 7-133 7s-90-2-133-7l-64-866-866-64c-5-43-7-87-7-133s2-90 7-133l866-64 64-866c43-5 87-7 133-7s90 2 133 7z"><text:p/></draw:path><draw:path draw:style-name="Mgr20" draw:text-style-name="MP18" svg:width="2.168cm" svg:height="2.168cm" svg:x="-0.833cm" svg:y="-0.085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text:p/></draw:path></draw:g></draw:g><draw:g draw:style-name="Mgr2"><draw:path draw:style-name="Mgr24" draw:text-style-name="MP2" svg:width="0.992cm" svg:height="0.304cm" draw:transform="rotate (1.69523830246209) translate (5.02867001715897cm 1.00655953387472cm)" svg:viewBox="0 0 993 305" svg:d="M0 50c269 1 1030-173 992 124-37 298-707 13-992-124z"><text:p/></draw:path><draw:path draw:style-name="Mgr25" draw:text-style-name="MP1" svg:width="13.314cm" svg:height="1.999cm" svg:x="4.96cm" svg:y="0cm" svg:viewBox="0 0 13315 2000" svg:d="M115 2000c-400 0 400-2000 0-2000 4333 0 13200 0 13200 0v2000c0 0-8867 0-13200 0z"><text:p/></draw:path></draw:g><draw:frame draw:style-name="Mgr26" draw:text-style-name="MP26" svg:width="10.697cm" svg:height="1.802cm" svg:x="7.577cm" svg:y="0.014cm"><draw:text-box><text:p text:style-name="MP25"><text:span text:style-name="MT4">Computerphile</text:span></text:p></draw:text-box></draw:frame><draw:frame draw:style-name="Mgr23" draw:text-style-name="MP23" svg:width="1.699cm" svg:height="1.701cm" svg:x="5.579cm" svg:y="0.167cm"><draw:image xlink:href="Pictures/10000001000000B0000000B0775F6D2B2B350A60.png" xlink:type="simple" xlink:show="embed" xlink:actuate="onLoad" draw:mime-type="image/png"><text:p/></draw:image></draw:frame></draw:g></text:p>
        <text:p text:style-name="Header"/>
        <text:p text:style-name="Header"/>
        <text:p text:style-name="Header"/>
      </style:header>
      <style:footer>
        <text:p text:style-name="MP27"><text:span text:style-name="MT5">Transcription by F. </text:span><text:span text:style-name="MT6">Girault</text:span><text:span text:style-name="MT7"> </text:span><text:span text:style-name="MT8"><text:s/>– <text:s/></text:span><text:span text:style-name="MT9">Febr</text:span><text:span text:style-name="MT10">uary</text:span><text:span text:style-name="MT8"> </text:span><text:span text:style-name="MT11">??</text:span><text:span text:style-name="MT12">th</text:span><text:span text:style-name="MT13">, 20</text:span><text:span text:style-name="MT14">2</text:span><text:span text:style-name="MT15">3</text:span><text:span text:style-name="MT5"><text:tab/></text:span><text:span text:style-name="MT3">🅭 🅯 🅮 🄎</text:span><text:span text:style-name="MT5"><text:tab/></text:span><text:span text:style-name="MT5"><text:page-number text:select-page="current">1</text:page-number></text:span><text:span text:style-name="MT5">/</text:span><text:span text:style-name="MT5"><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04T06:38:58.994000000</meta:creation-date>
    <dc:date>2023-02-17T00:13:14.487655065</dc:date>
    <meta:editing-duration>P1DT13H55M44S</meta:editing-duration>
    <meta:editing-cycles>177</meta:editing-cycles>
    <meta:generator>LibreOffice/7.4.2.3$Linux_X86_64 LibreOffice_project/40$Build-3</meta:generator>
    <meta:print-date>2016-11-03T09:10:27.258000000</meta:print-date>
    <meta:document-statistic meta:table-count="0" meta:image-count="0" meta:object-count="0" meta:page-count="2" meta:paragraph-count="5" meta:word-count="1773" meta:character-count="9194" meta:non-whitespace-character-count="7422"/>
  </office:meta>
</office:document-meta>
</file>